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" fo:font-size="13pt" fo:font-style="italic" style:text-underline-style="none" fo:font-weight="bold" style:font-name-asian="Arial2" style:font-size-asian="11.3500003814697pt" style:font-style-asian="italic" style:font-weight-asian="bold" style:font-name-complex="Arial2" style:font-size-complex="13pt" style:font-style-complex="italic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6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Data: <text:s/>06 Dicembre 2007</text:p>
      <text:p text:style-name="P10">Oggetto: lettera di presentazione</text:p>
      <text:p text:style-name="P10"/>
      <text:p text:style-name="P11"/>
      <text:p text:style-name="P12">C.a. Professori Tullio Vardanega e Claudio Palazzi</text:p>
      <text:p text:style-name="P10"/>
      <text:p text:style-name="P10">Con la presente Vi comunichiamo che in data odierna, il gruppo <text:span text:style-name="T2">StyloSoft</text:span> si impegna a sviluppare il progetto da Voi richiesto:</text:p>
      <text:p text:style-name="P10"/>
      <text:p text:style-name="P13">SiGeM</text:p>
      <text:p text:style-name="P16">“Simulatore di Gestione della Memoria di un Elaboratore”</text:p>
      <text:p text:style-name="P16">C01</text:p>
      <text:p text:style-name="P17"/>
      <text:p text:style-name="P18"/>
      <text:p text:style-name="P19"/>
      <text:p text:style-name="P19">L'offerta è presentata in dettaglio nei documenti in allegato:</text:p>
      <text:list text:style-name="L1">
        <text:list-item>
          <text:p text:style-name="P20">Analisi dei requisiti</text:p>
        </text:list-item>
        <text:list-item>
          <text:p text:style-name="P20">Piano di progetto</text:p>
        </text:list-item>
        <text:list-item>
          <text:p text:style-name="P20">Piano di qualifica</text:p>
        </text:list-item>
        <text:list-item>
          <text:p text:style-name="P20">Norme interne</text:p>
        </text:list-item>
        <text:list-item>
          <text:p text:style-name="P20">Glossario</text:p>
        </text:list-item>
        <text:list-item>
          <text:p text:style-name="P20">Studio di fattibilità</text:p>
        </text:list-item>
      </text:list>
      <text:p text:style-name="P19"/>
      <text:p text:style-name="P19"/>
      <text:p text:style-name="P19"><text:tab/>Il prodotto sarà ultimato e presentato al cliente in data coincidente con la fine del secondo trimestre accademico. Per informazioni e chiarimenti Vi preghiamo di contattarci al nostro indirizzo e-mail: <text:a xlink:type="simple" xlink:href="mailto:stylosoft@gmail.com"><text:span text:style-name="T2">stylosoft@gmail.com</text:span></text:a> .</text:p>
      <text:p text:style-name="P19"/>
      <text:p text:style-name="P19">RingraziandoVi per aver scelto <text:span text:style-name="T2">StyloSoft</text:span></text:p>
      <text:p text:style-name="P19">porgiamo Distinti Saluti.</text:p>
      <text:p text:style-name="P15"/>
      <text:p text:style-name="P15"/>
      <text:p text:style-name="P15"><text:tab/><text:tab/><text:tab/><text:tab/><text:tab/><text:tab/><text:tab/><text:tab/><text:tab/><text:span text:style-name="T3">Il Responsabile</text:span></text:p>
      <text:p text:style-name="P14"><text:tab/><text:tab/><text:tab/><text:tab/><text:tab/><text:tab/><text:tab/><text:tab/><text:tab/> <text:s text:c="2"/><text:span text:style-name="T4">Giordano Cariani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date>2007-12-07T13:30:32</dc:date>
    <meta:print-date>2005-11-30T16:25:56</meta:print-date>
    <meta:editing-cycles>313</meta:editing-cycles>
    <meta:editing-duration>P1DT4H13M3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4" meta:word-count="128" meta:character-count="917"/>
  </office:meta>
</office:document-meta>
</file>